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0066cc" draw:textarea-horizontal-align="justify" draw:textarea-vertical-align="middle" draw:auto-grow-height="false" fo:padding-top="0.174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.102cm" svg:stroke-color="#ff0000" draw:stroke-linejoin="round" draw:fill="solid" draw:fill-color="#ff8080" draw:textarea-horizontal-align="justify" draw:textarea-vertical-align="middle" draw:auto-grow-height="false" fo:padding-top="0.154cm" fo:padding-bottom="0.1cm" fo:padding-left="0.225cm" fo:padding-right="0.225cm" fo:wrap-option="no-wrap"/>
    </style:style>
    <style:style style:name="gr3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102cm" svg:stroke-color="#cccc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-color="#9966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979cm" fo:min-width="4.088cm" draw:shadow-opacity="50%"/>
    </style:style>
    <style:style style:name="gr16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11cm" fo:min-width="4.492cm" draw:shadow-opacity="50%"/>
    </style:style>
    <style:style style:name="gr18" style:family="graphic" style:parent-style-name="standard">
      <style:graphic-properties draw:stroke="none" draw:fill-color="#ffcc99"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draw:stroke="none" draw:fill-color="#33cc66" draw:opacity="35%" draw:textarea-horizontal-align="justify" draw:textarea-vertical-align="middle" draw:auto-grow-height="false" draw:shadow-opacity="35%"/>
    </style:style>
    <style:style style:name="gr20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-color="#ffcc99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2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4.519cm" fo:min-width="5.059cm" draw:shadow-opacity="50%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7cm" fo:min-width="3.98cm" draw:shadow-opacity="50%"/>
    </style:style>
    <style:style style:name="gr30" style:family="graphic" style:parent-style-name="standard">
      <style:graphic-properties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-opacity="95%"/>
    </style:style>
    <style:style style:name="gr31" style:family="graphic" style:parent-style-name="standard">
      <style:graphic-properties draw:stroke="none" draw:fill-color="#ffff00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ff0000" draw:opacity="45%" draw:textarea-horizontal-align="justify" draw:textarea-vertical-align="middle" draw:auto-grow-height="false" draw:shadow-opacity="45%"/>
    </style:style>
    <style:style style:name="gr34" style:family="graphic" style:parent-style-name="standard">
      <style:graphic-properties draw:stroke="none" draw:fill-color="#6b4794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36" style:family="graphic" style:parent-style-name="objectwithoutfill">
      <style:graphic-properties svg:stroke-width="0.152cm" svg:stroke-color="#ff0000" draw:marker-start-width="0.432cm" draw:marker-end="Arrow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draw:shadow-opacity="20%"/>
    </style:style>
    <style:style style:name="gr38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0cm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274cm" fo:min-width="24.983cm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9.964cm" fo:min-width="24.983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fo:min-height="1.06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65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</style:style>
    <style:style style:name="P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paragraph-properties fo:text-align="center"/>
      <style:text-properties fo:font-size="15pt" style:font-size-asian="15pt" style:font-size-complex="15pt"/>
    </style:style>
    <style:style style:name="P20" style:family="paragraph">
      <style:text-properties fo:font-size="2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4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26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008000" fo:font-weight="bold" style:font-weight-asian="bold" style:font-weight-complex="bold"/>
    </style:style>
    <style:style style:name="P29" style:family="paragraph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0" style:family="paragraph">
      <style:paragraph-properties fo:text-align="center"/>
      <style:text-properties fo:color="#ffff00" fo:font-size="16pt" style:font-size-asian="16pt" style:font-size-complex="16pt"/>
    </style:style>
    <style:style style:name="P31" style:family="paragraph">
      <style:paragraph-properties fo:text-align="center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color="#ffff00" fo:font-size="14pt" style:font-size-asian="14pt" style:font-size-complex="14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text-properties fo:color="#ff0000" fo:font-size="15pt" style:font-size-asian="15pt" style:font-size-complex="15pt"/>
    </style:style>
    <style:style style:name="P35" style:family="paragraph">
      <style:text-properties fo:color="#ffffff" fo:font-family="'Ubuntu Mono'" style:font-pitch="fixed" fo:font-size="10.5pt" style:font-size-asian="10.5pt" style:font-size-complex="10.5pt"/>
    </style:style>
    <style:style style:name="P36" style:family="paragraph">
      <style:text-properties fo:color="#ffffff" fo:font-family="'Ubuntu Mono'" style:font-pitch="fixed" fo:font-size="14pt" style:font-size-asian="14pt" style:font-size-complex="14pt"/>
    </style:style>
    <style:style style:name="T1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6666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color="#666600"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color="#666600" fo:font-size="20pt" fo:language="en" fo:country="US" style:font-size-asian="20pt" style:font-size-complex="20pt"/>
    </style:style>
    <style:style style:name="T7" style:family="text">
      <style:text-properties fo:color="#666600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666600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Ubuntu Mono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family="'Ubuntu Mono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family="'Ubuntu Mono'" style:font-pitch="fixed" fo:font-size="10pt" style:font-size-asian="10pt" style:font-size-complex="10pt"/>
    </style:style>
    <style:style style:name="T21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3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6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8000" fo:font-weight="bold" style:font-weight-asian="bold" style:font-weight-complex="bold"/>
    </style:style>
    <style:style style:name="T29" style:family="text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0" style:family="text">
      <style:text-properties fo:font-size="60pt" fo:font-weight="bold" style:font-size-asian="60pt" style:font-weight-asian="bold" style:font-size-complex="60pt" style:font-weight-complex="bold"/>
    </style:style>
    <style:style style:name="T31" style:family="text">
      <style:text-properties fo:color="#ffff00" fo:font-size="16pt" style:font-size-asian="16pt" style:font-size-complex="16pt"/>
    </style:style>
    <style:style style:name="T32" style:family="text"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T33" style:family="text">
      <style:text-properties fo:color="#ffff00" fo:font-size="16pt" style:text-underline-style="none" fo:font-weight="normal" style:font-size-asian="16pt" style:font-weight-asian="normal" style:font-size-complex="16pt" style:font-weight-complex="normal"/>
    </style:style>
    <style:style style:name="T34" style:family="text">
      <style:text-properties fo:color="#ffff00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color="#ffff00" fo:font-size="14pt" style:font-size-asian="14pt" style:font-size-complex="14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ff00"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1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42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ffff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4" style:family="text">
      <style:text-properties fo:color="#ffff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ffff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color="#ff0000" fo:font-size="15pt" style:font-size-asian="15pt" style:font-size-complex="15pt"/>
    </style:style>
    <style:style style:name="T48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ff" fo:font-family="'Ubuntu Mono'" style:font-pitch="fixed" fo:font-size="18pt" fo:font-weight="bold" style:font-size-asian="18pt" style:font-weight-asian="bold" style:font-size-complex="18pt" style:font-weight-complex="bold"/>
    </style:style>
    <style:style style:name="T51" style:family="text">
      <style:text-properties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color="#0000ff" fo:font-family="'Ubuntu Mono'" style:font-pitch="fixed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0000ff" fo:font-family="'Ubuntu Mono'" style:font-pitch="fixed" fo:font-size="16pt" style:font-size-asian="16pt" style:font-size-complex="16pt"/>
    </style:style>
    <style:style style:name="T58" style:family="text">
      <style:text-properties fo:color="#ffffff" fo:font-family="'Ubuntu Mono'" style:font-pitch="fixed" fo:font-size="10.5pt" style:font-size-asian="10.5pt" style:font-size-complex="10.5pt"/>
    </style:style>
    <style:style style:name="T59" style:family="text">
      <style:text-properties fo:color="#ffffff" fo:font-family="'Ubuntu Mono'" style:font-pitch="fixed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ffffff" fo:font-family="'Ubuntu Mono'" style:font-pitch="fixed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587cm" svg:height="3.047cm" svg:x="4.066cm" svg:y="17.017cm">
          <text:list text:style-name="L1">
            <text:list-header>
              <text:p text:style-name="P1"><text:span text:style-name="T1">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634cm" svg:height="5.08cm" svg:x="9.146cm" svg:y="3.554cm">
          <text:list text:style-name="L2">
            <text:list-header>
              <text:p text:style-name="P1"><text:span text:style-name="T2">Telefonica</text:span></text:p>
              <text:p text:style-name="P1"><text:span text:style-name="T2">automated test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63cm" svg:y1="8.634cm" svg:x2="8.899cm" svg:y2="11.406cm" draw:start-shape="id1" draw:start-glue-point="2" draw:end-shape="id2" draw:end-glue-point="11" svg:d="m13463 8634-4564 2772" svg:viewBox="0 0 4565 2773">
          <text:p/>
        </draw:connector>
        <draw:connector draw:style-name="gr3" draw:text-style-name="P3" draw:layer="layout" draw:type="line" svg:x1="13.463cm" svg:y1="8.586cm" svg:x2="17.731cm" svg:y2="11.406cm" draw:end-shape="id3" draw:end-glue-point="5" svg:d="m13463 8586 4268 2820" svg:viewBox="0 0 4269 2821">
          <text:p/>
        </draw:connector>
        <draw:connector draw:style-name="gr4" draw:text-style-name="P3" draw:layer="layout" draw:type="line" svg:x1="16.982cm" svg:y1="12.362cm" svg:x2="9.648cm" svg:y2="12.362cm" draw:start-shape="id3" draw:start-glue-point="6" draw:end-shape="id2" draw:end-glue-point="10" svg:d="m16982 12362h-7334" svg:viewBox="0 0 7335 1">
          <text:p/>
        </draw:connector>
        <draw:custom-shape draw:style-name="gr5" draw:text-style-name="P4" draw:layer="layout" svg:width="0.763cm" svg:height="3.303cm" svg:x="6.601cm" svg:y="13.7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xml:id="id2" draw:id="id2" draw:layer="layout" svg:width="5.115cm" svg:height="2.703cm" svg:x="4.533cm" svg:y="11.011cm">
          <text:list text:style-name="L3">
            <text:list-header>
              <text:p text:style-name="P5"><text:span text:style-name="T3">Marionett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5.115cm" svg:height="2.703cm" svg:x="16.982cm" svg:y="11.011cm">
          <text:list text:style-name="L3">
            <text:list-header>
              <text:p text:style-name="P5"><text:span text:style-name="T3">Gaiates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5.193cm" svg:height="1.958cm" svg:x="1.398cm" svg:y="0.582cm">
          <text:list text:style-name="L2">
            <text:list-header>
              <text:p text:style-name="P5"><text:span text:style-name="T4">OWD: automated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24.637cm" svg:height="12.537cm" svg:x="1.777cm" svg:y="6.35cm">
          <text:list text:style-name="L3">
            <text:list-header>
              <text:p text:style-name="P7"><text:span text:style-name="T5">Marionette</text:span><text:span text:style-name="T6"> is an automation driver developed by Mozilla. <text:s/></text:span></text:p>
              <text:p text:style-name="P7"><text:span text:style-name="T6"/></text:p>
              <text:p text:style-name="P7"><text:span text:style-name="T6">It can remotely drive either the UI or the internal JavaScript of a program built on the Gecko platform. </text:span></text:p>
              <text:p text:style-name="P7"><text:span text:style-name="T6"/></text:p>
              <text:p text:style-name="P7"><text:span text:style-name="T6">Marionette runs as a server on your test device, allowing you to connect to that server and remotely drive tests and send commands.</text:span></text:p>
              <text:p text:style-name="P7"><text:span text:style-name="T6"/></text:p>
              <text:p text:style-name="P7"><text:span text:style-name="T7">In short, it allows you to programatically control your 'b2g' devi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8.167cm" svg:height="3.81cm" svg:x="9.653cm" svg:y="1.27cm">
          <text:list text:style-name="L3">
            <text:list-header>
              <text:p text:style-name="P5"><text:span text:style-name="T8">'Marionette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2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2" draw:text-style-name="P8" draw:layer="layout" svg:width="26.67cm" svg:height="12.536cm" svg:x="0.763cm" svg:y="6.227cm">
          <text:list text:style-name="L3">
            <text:list-header>
              <text:p text:style-name="P7"><text:span text:style-name="T5">Gaiatest</text:span><text:span text:style-name="T6"> is a test framework being developed by Mozilla and provides us with a 'higher level interface' to the Marionette framework (i.e. 'launch application', 'enable networking' etc...).</text:span></text:p>
              <text:p text:style-name="P7"><text:span text:style-name="T6"/></text:p>
              <text:p text:style-name="P7"><text:span text:style-name="T6">Although we primarily rely on Marionette 'directly', </text:span><text:span text:style-name="T5">Gaiatest</text:span><text:span text:style-name="T6"> shields us against some of the development changes in both Marionette and b2g applications, as it is maintained constantly by a dedicated team in Mozilla and therefore contains the latest information (HTML element locations / marionette methods etc...), as well as providing us with examples on Marionette usag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8.167cm" svg:height="3.81cm" svg:x="9.653cm" svg:y="1.27cm">
          <text:list text:style-name="L3">
            <text:list-header>
              <text:p text:style-name="P5"><text:span text:style-name="T8">'Gaiatest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3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6.096cm" svg:height="2.967cm" svg:x="15.821cm" svg:y="16.22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1" draw:layer="layout" svg:width="4.588cm" svg:height="2.229cm" svg:x="17.002cm" svg:y="17.08cm">
          <draw:text-box>
            <text:p><text:span text:style-name="T9">utils</text:span></text:p>
          </draw:text-box>
        </draw:frame>
        <draw:custom-shape draw:style-name="gr16" draw:text-style-name="P10" draw:layer="layout" svg:width="6.096cm" svg:height="2.967cm" svg:x="18.578cm" svg:y="12.54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4.992cm" svg:height="1.961cm" svg:x="19.558cm" svg:y="13.312cm">
          <draw:text-box>
            <text:p><text:span text:style-name="T9">apps</text:span></text:p>
          </draw:text-box>
        </draw:frame>
        <draw:custom-shape draw:style-name="gr18" draw:text-style-name="P13" draw:layer="layout" svg:width="3.484cm" svg:height="2.256cm" svg:x="22.497cm" svg:y="15.985cm">
          <text:p text:style-name="P12"><text:span text:style-name="T1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1.176cm" svg:height="8.785cm" svg:x="15.24cm" svg:y="10.894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7.607cm">
          <text:p text:style-name="P12"><text:span text:style-name="T11">.. etc ...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5.829cm">
          <text:p text:style-name="P12"><text:span text:style-name="T11">4700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3.97cm">
          <text:p text:style-name="P12"><text:span text:style-name="T11">19181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096cm" svg:height="2.205cm" svg:x="3.125cm" svg:y="12.273cm">
          <text:p text:style-name="P12"><text:span text:style-name="T12">19353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6.604cm" svg:height="10.668cm" svg:x="2.871cm" svg:y="9.652cm">
          <text:p/>
          <draw:enhanced-geometry svg:viewBox="0 0 88 21600" draw:glue-points="44 ?f6 44 0 0 10800 44 21600 88 10800" draw:text-areas="0 ?f6 88 ?f3" draw:type="can" draw:modifiers="2585.359452619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2" draw:text-style-name="P16" draw:layer="layout" svg:width="6.781cm" svg:height="1.069cm" svg:x="2.871cm" svg:y="9.652cm" presentation:class="title" presentation:user-transformed="true">
          <draw:text-box>
            <text:p><text:span text:style-name="T13">owd_test_cases</text:span></text:p>
          </draw:text-box>
        </draw:frame>
        <draw:frame presentation:style-name="pr2" draw:text-style-name="P16" draw:layer="layout" svg:width="9.398cm" svg:height="1.069cm" svg:x="16.256cm" svg:y="10.894cm" presentation:class="title" presentation:user-transformed="true">
          <draw:text-box>
            <text:p><text:span text:style-name="T13">OWD_TEST_TOOLKIT</text:span></text:p>
          </draw:text-box>
        </draw:frame>
        <draw:line draw:style-name="gr21" draw:text-style-name="P12" draw:layer="layout" svg:x1="9.221cm" svg:y1="13.381cm" svg:x2="15.24cm" svg:y2="13.381cm">
          <text:p/>
        </draw:line>
        <draw:line draw:style-name="gr21" draw:text-style-name="P12" draw:layer="layout" svg:x1="9.221cm" svg:y1="15.159cm" svg:x2="15.24cm" svg:y2="15.159cm">
          <text:p/>
        </draw:line>
        <draw:line draw:style-name="gr21" draw:text-style-name="P12" draw:layer="layout" svg:x1="9.221cm" svg:y1="16.937cm" svg:x2="15.24cm" svg:y2="16.937cm">
          <text:p/>
        </draw:line>
        <draw:line draw:style-name="gr21" draw:text-style-name="P12" draw:layer="layout" svg:x1="9.221cm" svg:y1="18.715cm" svg:x2="15.24cm" svg:y2="18.715cm">
          <text:p/>
        </draw:line>
        <draw:frame draw:style-name="gr22" draw:text-style-name="P17" draw:layer="layout" svg:width="12.592cm" svg:height="0.958cm" svg:x="1.886cm" svg:y="2.794cm">
          <draw:text-box>
            <text:p><text:span text:style-name="T14">owd_test_cases/run_tests.sh {</text:span><text:span text:style-name="T15">type</text:span><text:span text:style-name="T16">}</text:span></text:p>
          </draw:text-box>
        </draw:frame>
        <draw:line draw:style-name="gr21" draw:text-style-name="P12" draw:layer="layout" svg:x1="6.096cm" svg:y1="3.832cm" svg:x2="6.096cm" svg:y2="5.334cm">
          <text:p/>
        </draw:line>
        <draw:frame presentation:style-name="pr3" draw:text-style-name="P18" draw:layer="layout" svg:width="25.199cm" svg:height="3.506cm" svg:x="1.401cm" svg:y="-0.204cm" presentation:class="title" presentation:user-transformed="true">
          <draw:text-box>
            <text:p><text:span text:style-name="T17">Running tests</text:span></text:p>
          </draw:text-box>
        </draw:frame>
        <draw:custom-shape draw:style-name="gr23" draw:text-style-name="P19" draw:layer="layout" svg:width="6.604cm" svg:height="2.54cm" svg:x="2.794cm" svg:y="5.334cm">
          <text:p text:style-name="P12"><text:span text:style-name="T18">xref_tests_table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1" draw:text-style-name="P12" draw:layer="layout" svg:x1="6.096cm" svg:y1="7.874cm" svg:x2="6.096cm" svg:y2="9.652cm">
          <text:p/>
        </draw:lin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24" draw:text-style-name="P22" draw:layer="layout" svg:width="11.606cm" svg:height="3.301cm" svg:x="1.27cm" svg:y="3.303cm">
          <text:p text:style-name="P21"><text:span text:style-name="T19">#</text:span></text:p>
          <text:p text:style-name="P21"><text:span text:style-name="T19"># Imports which are standard for all test cases.</text:span></text:p>
          <text:p text:style-name="P21"><text:span text:style-name="T19">#</text:span></text:p>
          <text:p text:style-name="P21"><text:span text:style-name="T19">import sys</text:span></text:p>
          <text:p text:style-name="P21"><text:span text:style-name="T19">sys.path.insert(1, "./")</text:span></text:p>
          <text:p text:style-name="P21"><text:span text:style-name="T19">from gaiatest <text:s text:c="2"/>import GaiaTestCase</text:span></text:p>
          <text:p text:style-name="P21"><text:span text:style-name="T19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1.778cm" svg:x="1.311cm" svg:y="6.858cm">
          <text:p text:style-name="P21"><text:span text:style-name="T20">#</text:span></text:p>
          <text:p text:style-name="P21"><text:span text:style-name="T20"># Imports particular to this test case.</text:span></text:p>
          <text:p text:style-name="P21"><text:span text:style-name="T20">#</text:span></text:p>
          <text:p text:style-name="P21"><text:span text:style-name="T20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1.521cm" svg:x="1.27cm" svg:y="8.89cm">
          <text:p text:style-name="P21"><text:span text:style-name="T19">class</text:span><text:span text:style-name="T20"> test_main</text:span><text:span text:style-name="T19">(GaiaTestCase):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4.572cm" svg:x="1.27cm" svg:y="10.668cm">
          <text:p text:style-name="P21"><text:span text:style-name="T20"><text:s text:c="4"/></text:span><text:span text:style-name="T19">def setUp(self):</text:span></text:p>
          <text:p text:style-name="P21"><text:span text:style-name="T20"><text:s text:c="12"/>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Set up child objects...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Standard.</text:span></text:p>
          <text:p text:style-name="P21"><text:span text:style-name="T20"><text:s text:c="8"/></text:span><text:span text:style-name="T20">GaiaTestCase.setUp(self)</text:span></text:p>
          <text:p text:style-name="P21"><text:span text:style-name="T20"><text:s text:c="8"/></text:span><text:span text:style-name="T20">self.UTILS <text:s text:c="5"/>= UTILS(self)</text:span></text:p>
          <text:p text:style-name="P21"><text:span text:style-name="T20"><text:s text:c="8"/></text:span></text:p>
          <text:p text:style-name="P21"><text:span text:style-name="T20"><text:s text:c="8"/></text:span><text:span text:style-name="T20"># Specific for this test.</text:span></text:p>
          <text:p text:style-name="P21"><text:span text:style-name="T20"><text:s text:c="8"/></text:span><text:span text:style-name="T20">self.contacts <text:s text:c="2"/>= Contacts(self)</text:span></text:p>
          <text:p text:style-name="P21"><text:span text:style-name="T20"><text:s text:c="8"/>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1.264cm" svg:x="1.27cm" svg:y="15.494cm">
          <text:p text:style-name="P21"><text:span text:style-name="T19"><text:s text:c="4"/></text:span><text:span text:style-name="T19">def tearDown(self):</text:span></text:p>
          <text:p text:style-name="P21"><text:span text:style-name="T20"><text:s text:c="8"/></text:span><text:span text:style-name="T20">self.UTILS.reportResults()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3.505cm" svg:x="1.27cm" svg:y="17.018cm">
          <text:p text:style-name="P21"><text:span text:style-name="T19"><text:s text:c="4"/></text:span><text:span text:style-name="T19">def test_run(self):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Launch contacts app.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self.contacts.launch()</text:span></text:p>
          <text:p text:style-name="P21"><text:span text:style-name="T20"><text:s text:c="8"/>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Do the tests ...</text:span></text:p>
          <text:p text:style-name="P21"><text:span text:style-name="T20"><text:s text:c="8"/></text:span><text:span text:style-name="T20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2.413cm" svg:height="0.762cm" svg:x="0.465cm" svg:y="2.286cm">
          <text:p text:style-name="P12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3.301cm" svg:x="13.208cm" svg:y="3.303cm">
          <text:p text:style-name="P21"><text:span text:style-name="T22">Standard external files required for all tests –</text:span><text:span text:style-name="T23">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4.175cm" svg:height="1.778cm" svg:x="13.208cm" svg:y="6.858cm">
          <text:p text:style-name="P21"><text:span text:style-name="T22">External files required for this specific test case (I've used </text:span><text:span text:style-name="T24">app_contacts</text:span><text:span text:style-name="T22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4.175cm" svg:height="1.521cm" svg:x="13.208cm" svg:y="8.89cm">
          <text:p text:style-name="P21"><text:span text:style-name="T22">Leave this as it is here (n oneed to change this at all).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4.572cm" svg:x="13.208cm" svg:y="10.668cm">
          <text:p text:style-name="P21"><text:span text:style-name="T22">Linking the objects together, such as “contacts” app class (which contains methods relating to that app) and initializing Gaiatest.</text:span></text:p>
          <text:p text:style-name="P21"><text:span text:style-name="T22"/></text:p>
          <text:p text:style-name="P21"><text:span text:style-name="T22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1.264cm" svg:x="13.208cm" svg:y="15.494cm">
          <text:p text:style-name="P21"><text:span text:style-name="T22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3.505cm" svg:x="13.208cm" svg:y="17.018cm">
          <text:p text:style-name="P21"><text:span text:style-name="T22">This is where the magic happens! First you launch your application (usually), then start adding tests. Remember: functionality that accesses parts of the application should be in the OWDTestToolkit/</text:span><text:span text:style-name="T25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175cm" svg:height="0.762cm" svg:x="13.208cm" svg:y="2.286cm">
          <text:p text:style-name="P12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3.301cm" svg:x="0.508cm" svg:y="3.303cm">
          <text:p text:style-name="P12"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778cm" svg:x="0.51cm" svg:y="6.858cm">
          <text:p text:style-name="P12"><text:span text:style-name="T26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521cm" svg:x="0.508cm" svg:y="8.89cm">
          <text:p text:style-name="P12"><text:span text:style-name="T26">3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4.572cm" svg:x="0.508cm" svg:y="10.668cm">
          <text:p text:style-name="P12"><text:span text:style-name="T26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264cm" svg:x="0.508cm" svg:y="15.494cm">
          <text:p text:style-name="P12"><text:span text:style-name="T26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3.505cm" svg:x="0.508cm" svg:y="17.018cm">
          <text:p text:style-name="P12"><text:span text:style-name="T2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13.583cm" svg:height="1.119cm" svg:x="7.499cm" svg:y="0.816cm">
          <draw:text-box>
            <text:p><text:span text:style-name="T27">A test case script (owd_test_cases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1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1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8cm">
          <draw:text-box>
            <text:p><text:span text:style-name="T29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1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8cm">
          <draw:text-box>
            <text:p><text:span text:style-name="T29">apps</text:span></text:p>
          </draw:text-box>
        </draw:frame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1cm" presentation:class="title" presentation:user-transformed="true">
          <draw:text-box>
            <text:p><text:span text:style-name="T28">The 'toolkit'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30" draw:layer="layout" svg:width="8.382cm" svg:height="5.842cm" svg:x="18.306cm" svg:y="3.048cm">
          <text:p text:style-name="P12"><text:span text:style-name="T31">Contains HTML element</text:span></text:p>
          <text:p text:style-name="P12"><text:span text:style-name="T31">definitions (so they're easy to </text:span></text:p>
          <text:p text:style-name="P12"><text:span text:style-name="T31">find when they change, and</text:span></text:p>
          <text:p text:style-name="P12"><text:span text:style-name="T31">they can be used by more</text:span></text:p>
          <text:p text:style-name="P12"><text:span text:style-name="T31">than one method or script)..</text:span></text:p>
          <draw:enhanced-geometry svg:viewBox="0 0 21600 21600" draw:text-areas="800 800 20800 20800" draw:type="round-rectangular-callout" draw:modifiers="5359.41786949779 37636.419647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0" draw:layer="layout" svg:width="8.382cm" svg:height="5.842cm" svg:x="18.796cm" svg:y="9.906cm">
          <text:p text:style-name="P12"><text:span text:style-name="T31">Methods relating to specific</text:span></text:p>
          <text:p text:style-name="P12"><text:span text:style-name="T31">apps.</text:span></text:p>
          <draw:enhanced-geometry svg:viewBox="0 0 21600 21600" draw:text-areas="800 800 20800 20800" draw:type="round-rectangular-callout" draw:modifiers="-3055.89884289634 2181.0713674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30" draw:text-style-name="P30" draw:layer="layout" svg:width="9.906cm" svg:height="5.842cm" svg:x="17.526cm" svg:y="14.478cm">
          <text:p text:style-name="P12"><text:span text:style-name="T31">Methods which can be used by </text:span></text:p>
          <text:p text:style-name="P12"><text:span text:style-name="T31">more than one app, or not related</text:span></text:p>
          <text:p text:style-name="P12"><text:span text:style-name="T31">to any app.</text:span></text:p>
          <draw:enhanced-geometry svg:viewBox="0 0 21600 21600" draw:text-areas="800 800 20800 20800" draw:type="round-rectangular-callout" draw:modifiers="-5489.93640859998 5323.2928290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1" draw:layer="layout" svg:width="8.641cm" svg:height="4.48cm" svg:x="18.288cm" svg:y="14.224cm">
          <text:p text:style-name="P12"><text:span text:style-name="T32">apps</text:span><text:span text:style-name="T33"> methods can </text:span></text:p>
          <text:p text:style-name="P12"><text:span text:style-name="T33">use </text:span><text:span text:style-name="T32">utils</text:span><text:span text:style-name="T33"> methods.</text:span></text:p>
          <draw:enhanced-geometry svg:viewBox="0 0 21600 21600" draw:text-areas="800 800 20800 20800" draw:type="round-rectangular-callout" draw:modifiers="6545.98472575793 3653.8272706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4.572cm" svg:height="5.739cm" draw:transform="rotate (-1.50988433590029) translate (20.296cm 8.89cm)">
          <text:p/>
          <draw:enhanced-geometry svg:viewBox="0 0 21600 21600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0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2" draw:layer="layout" svg:width="4.572cm" svg:height="5.746cm" draw:transform="rotate (3.11017672705389) translate (18.616cm 15.533cm)">
          <text:p/>
          <draw:enhanced-geometry svg:viewBox="0 0 21600 21600" draw:mirror-vertical="false" draw:mirror-horizontal="true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1" draw:layer="layout" svg:width="8.641cm" svg:height="4.48cm" svg:x="18.796cm" svg:y="15.24cm">
          <text:p text:style-name="P12"><text:span text:style-name="T32">utils</text:span><text:span text:style-name="T33"> methhods should </text:span><text:span text:style-name="T34">never</text:span><text:span text:style-name="T33"> </text:span></text:p>
          <text:p text:style-name="P12"><text:span text:style-name="T33">use </text:span><text:span text:style-name="T32">apps</text:span><text:span text:style-name="T33"> methods.</text:span></text:p>
          <draw:enhanced-geometry svg:viewBox="0 0 21600 21600" draw:text-areas="800 800 20800 20800" draw:type="round-rectangular-callout" draw:modifiers="3434.20504512844 13149.921892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2" draw:layer="layout" svg:width="8.128cm" svg:height="7.62cm" svg:x="13.462cm" svg:y="9.6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1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2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2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draw:custom-shape draw:style-name="gr30" draw:text-style-name="P30" draw:layer="layout" svg:width="9.819cm" svg:height="5.842cm" svg:x="17.867cm" svg:y="0.508cm">
          <text:p text:style-name="P12"><text:span text:style-name="T37">UTILS</text:span><text:span text:style-name="T38"> </text:span><text:span text:style-name="T39">is</text:span><text:span text:style-name="T38"> the class. </text:span></text:p>
          <text:p text:style-name="P12"><text:span text:style-name="T38"/></text:p>
          <text:p text:style-name="P12"><text:span text:style-name="T38">It contains </text:span><text:span text:style-name="T40">all</text:span><text:span text:style-name="T33"> of the methods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3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custom-shape draw:style-name="gr30" draw:text-style-name="P30" draw:layer="layout" svg:width="9.906cm" svg:height="5.842cm" svg:x="17.526cm" svg:y="2.54cm">
          <text:p text:style-name="P12"><text:span text:style-name="T31">(These are just folders which contain</text:span></text:p>
          <text:p text:style-name="P12"><text:span text:style-name="T31">the methods for </text:span><text:span text:style-name="T37">UTILS</text:span><text:span text:style-name="T38">, so it's</text:span></text:p>
          <text:p text:style-name="P12"><text:span text:style-name="T31">easier to organise them.)</text:span></text:p>
          <draw:enhanced-geometry svg:viewBox="0 0 21600 21600" draw:text-areas="800 800 20800 20800" draw:type="round-rectangular-callout" draw:modifiers="-5396.18451599879 25559.199041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4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custom-shape draw:style-name="gr30" draw:text-style-name="P30" draw:layer="layout" svg:width="10.668cm" svg:height="5.842cm" svg:x="1.27cm" svg:y="8.382cm">
          <text:p text:style-name="P12"><text:span text:style-name="T31">For example, to call </text:span><text:span text:style-name="T41">quitTest()</text:span><text:span text:style-name="T31">,</text:span></text:p>
          <text:p text:style-name="P12"><text:span text:style-name="T31">you would just use:</text:span></text:p>
          <text:p text:style-name="P12"><text:span text:style-name="T31"/></text:p>
          <text:p text:style-name="P12"><text:span text:style-name="T37">UTILS.quitTest()</text:span></text:p>
          <draw:enhanced-geometry svg:viewBox="0 0 21600 21600" draw:text-areas="800 800 20800 20800" draw:type="round-rectangular-callout" draw:modifiers="24023.3948823695 31204.1074790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2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2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2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29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2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2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2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2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29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2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draw:custom-shape draw:style-name="gr30" draw:text-style-name="P30" draw:layer="layout" svg:width="9.819cm" svg:height="5.842cm" svg:x="17.78cm" svg:y="14.478cm">
          <text:p text:style-name="P12"><text:span text:style-name="T37">The folders</text:span><text:span text:style-name="T38"> </text:span><text:span text:style-name="T42">are </text:span><text:span text:style-name="T38">the classes. </text:span></text:p>
          <text:p text:style-name="P12"><text:span text:style-name="T38"/></text:p>
          <text:p text:style-name="P12"><text:span text:style-name="T38">They contain</text:span><text:span text:style-name="T33"> only the </text:span></text:p>
          <text:p text:style-name="P12"><text:span text:style-name="T33">methods in that folder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7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2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2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2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29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2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draw:custom-shape draw:style-name="gr30" draw:text-style-name="P30" draw:layer="layout" svg:width="9.819cm" svg:height="5.842cm" svg:x="1.27cm" svg:y="12.446cm">
          <text:p text:style-name="P12"><text:span text:style-name="T33">For example, to call </text:span><text:span text:style-name="T43">open_url</text:span></text:p>
          <text:p text:style-name="P12"><text:span text:style-name="T44">you would use:</text:span></text:p>
          <text:p text:style-name="P12"><text:span text:style-name="T44"/></text:p>
          <text:p text:style-name="P12"><text:span text:style-name="T45">Browser.open_url()</text:span></text:p>
          <draw:enhanced-geometry svg:viewBox="0 0 21600 21600" draw:text-areas="800 800 20800 20800" draw:type="round-rectangular-callout" draw:modifiers="32604.5621181263 18927.2633920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8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style-name="gr24" draw:text-style-name="P23" draw:layer="layout" svg:width="13.762cm" svg:height="2.539cm" svg:x="1.463cm" svg:y="3.303cm">
          <text:p text:style-name="P21"><text:span text:style-name="T20">from OWDTestToolkit.global_imports import *</text:span></text:p>
          <text:p text:style-name="P21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3.762cm" svg:height="1.264cm" svg:x="1.472cm" svg:y="7.626cm">
          <text:p text:style-name="P21"><text:span text:style-name="T20"><text:s text:c="4"/></text:span><text:span text:style-name="T20">def clickOrSomething(self):</text:span></text:p>
          <text:p text:style-name="P21"><text:span text:style-name="T20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719cm" svg:height="0.762cm" svg:x="0.508cm" svg:y="2.286cm">
          <text:p text:style-name="P12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1.644cm" svg:height="2.539cm" svg:x="15.791cm" svg:y="3.303cm">
          <text:p text:style-name="P21"><text:span text:style-name="T22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1.644cm" svg:height="1.264cm" svg:x="15.782cm" svg:y="7.626cm">
          <text:p text:style-name="P21"><text:span text:style-name="T22">Method to 'do stuff'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1.644cm" svg:height="0.762cm" svg:x="15.791cm" svg:y="2.286cm">
          <text:p text:style-name="P12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2.539cm" svg:x="0.551cm" svg:y="3.303cm">
          <text:p text:style-name="P12"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264cm" svg:x="0.551cm" svg:y="7.626cm">
          <text:p text:style-name="P12"><text:span text:style-name="T26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3.762cm" svg:height="1.264cm" svg:x="1.481cm" svg:y="6.102cm">
          <text:p text:style-name="P21"><text:span text:style-name="T20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1.644cm" svg:height="1.264cm" svg:x="15.791cm" svg:y="6.102cm">
          <text:p text:style-name="P21"><text:span text:style-name="T22">The class definition (which you reference in section </text:span><text:span text:style-name="T23">4</text:span><text:span text:style-name="T46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264cm" svg:x="0.56cm" svg:y="6.102cm">
          <text:p text:style-name="P12"><text:span text:style-name="T26">2</text:span></text:p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6.594cm" svg:height="1.119cm" svg:x="11.176cm" svg:y="0.816cm">
          <draw:text-box>
            <text:p><text:span text:style-name="T27">A toolkit method</text:span></text:p>
          </draw:text-box>
        </draw:frame>
        <draw:line draw:style-name="gr36" draw:text-style-name="P12" draw:layer="layout" svg:x1="7.366cm" svg:y1="12.954cm" svg:x2="7.366cm" svg:y2="9.398cm">
          <text:p/>
        </draw:line>
        <draw:frame draw:style-name="gr22" draw:text-style-name="P34" draw:layer="layout" svg:width="7.313cm" svg:height="0.839cm" svg:x="3.81cm" svg:y="12.954cm">
          <draw:text-box>
            <text:p><text:span text:style-name="T47">(The only part that changes.)</text:span></text:p>
          </draw:text-box>
        </draw:frame>
        <draw:custom-shape draw:style-name="gr37" draw:text-style-name="P12" draw:layer="layout" svg:width="13.521cm" svg:height="2.286cm" svg:x="1.2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9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style-name="gr38" draw:text-style-name="P12" draw:layer="layout" svg:width="26.177cm" svg:height="3.81cm" svg:x="1.001cm" svg:y="14.2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2.286cm" svg:x="1.001cm" svg:y="11.6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7.6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3.556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8.046cm" svg:height="1.119cm" svg:x="10.16cm" svg:y="0.817cm">
          <draw:text-box>
            <text:p><text:span text:style-name="T27">Adding to the toolkit</text:span></text:p>
          </draw:text-box>
        </draw:frame>
        <draw:frame draw:style-name="gr39" draw:layer="layout" svg:width="26.177cm" svg:height="18.489cm" svg:x="1.001cm" svg:y="2.186cm">
          <draw:text-box>
            <text:p text:style-name="P12">You will need to update some files (in blue) when you make additions to utils or apps:</text:p>
            <text:p/>
            <text:p><text:span text:style-name="T48">New app class:</text:span></text:p>
            <text:p><text:span text:style-name="T49">OWD_TEST_TOOLKIT/</text:span></text:p>
            <text:p><text:span text:style-name="T49"><text:s text:c="16"/></text:span><text:span text:style-name="T49">|_ </text:span><text:span text:style-name="T50">setup.py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apps/</text:span></text:p>
            <text:p><text:span text:style-name="T49"><text:s text:c="33"/></text:span><text:span text:style-name="T49">|_ </text:span><text:span text:style-name="T50">__init__.py</text:span></text:p>
            <text:p><text:span text:style-name="T51"/></text:p>
            <text:p><text:span text:style-name="T48">New app method:</text:span></text:p>
            <text:p><text:span text:style-name="T49">OWD_TEST_TOOLKIT/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apps/</text:span></text:p>
            <text:p><text:span text:style-name="T49"><text:s text:c="40"/></text:span><text:span text:style-name="T49">|_ </text:span><text:span text:style-name="T52">&lt;class</text:span><text:span text:style-name="T53">&gt;/</text:span></text:p>
            <text:p><text:span text:style-name="T49"><text:s text:c="50"/></text:span><text:span text:style-name="T49">|_ </text:span><text:span text:style-name="T50">__main__.py</text:span></text:p>
            <text:p><text:span text:style-name="T51"/></text:p>
            <text:p><text:span text:style-name="T48">New utils folder:</text:span></text:p>
            <text:p><text:span text:style-name="T49">OWD_TEST_TOOLKIT/</text:span></text:p>
            <text:p><text:span text:style-name="T49"><text:s text:c="16"/></text:span><text:span text:style-name="T49">|_ </text:span><text:span text:style-name="T50">setup.py</text:span></text:p>
            <text:p><text:span text:style-name="T51"/></text:p>
            <text:p><text:span text:style-name="T48">New utils method:</text:span></text:p>
            <text:p><text:span text:style-name="T49">OWD_TEST_TOOLKIT/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utils/</text:span></text:p>
            <text:p><text:span text:style-name="T49"><text:s text:c="40"/></text:span><text:span text:style-name="T49">|_ </text:span><text:span text:style-name="T52">&lt;folder</text:span><text:span text:style-name="T53">&gt;/</text:span></text:p>
            <text:p><text:span text:style-name="T49"><text:s text:c="50"/></text:span><text:span text:style-name="T49">|_ </text:span><text:span text:style-name="T50">__main__.py</text:span></text:p>
            <text:p><text:span text:style-name="T50"/></text:p>
            <text:p><text:span text:style-name="T54"/></text:p>
            <text:p text:style-name="P12"><text:span text:style-name="T55">(</text:span><text:span text:style-name="T56">NOTE:</text:span><text:span text:style-name="T55"> To use or test your changes, you will need to run “./install.sh” again.)</text:span></text:p>
            <text:p><text:span text:style-name="T57"/></text:p>
          </draw:text-box>
        </draw:frame>
        <presentation:notes draw:style-name="dp2">
          <draw:page-thumbnail draw:style-name="gr1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22" draw:text-style-name="P27" draw:layer="layout" svg:width="12.707cm" svg:height="1.119cm" svg:x="6.851cm" svg:y="0.762cm">
          <draw:text-box>
            <text:p><text:span text:style-name="T27">Checking the details of a test run</text:span></text:p>
          </draw:text-box>
        </draw:frame>
        <draw:frame draw:style-name="gr40" draw:layer="layout" svg:width="15.806cm" svg:height="3.095cm" svg:x="0.958cm" svg:y="2.54cm">
          <draw:text-box>
            <text:p>For example, the output from a test run shows it failed:</text:p>
            <text:p/>
            <text:p/>
            <text:p/>
          </draw:text-box>
        </draw:frame>
        <draw:frame draw:style-name="gr41" draw:text-style-name="P35" draw:layer="layout" svg:width="25.483cm" svg:height="1.524cm" svg:x="1.27cm" svg:y="3.556cm">
          <draw:text-box>
            <text:p><text:span text:style-name="T58">#19410 *FAILED* <text:s/>(0:00:12 - <text:s/>10/10 ): [BASIC][APP INSTALL] Install a market installed hosted app.</text:span></text:p>
          </draw:text-box>
        </draw:frame>
        <draw:frame draw:style-name="gr22" draw:layer="layout" svg:width="11.504cm" svg:height="0.962cm" svg:x="1.016cm" svg:y="5.896cm">
          <draw:text-box>
            <text:p>Examine the details of this test using ...</text:p>
          </draw:text-box>
        </draw:frame>
        <draw:frame draw:style-name="gr41" draw:text-style-name="P36" draw:layer="layout" svg:width="25.483cm" svg:height="1.524cm" svg:x="1.187cm" svg:y="6.858cm">
          <draw:text-box>
            <text:p><text:span text:style-name="T59">../OWD_TEST_TOOLKIT/bin/show_latest_test_run_details.sh</text:span><text:span text:style-name="T60"> 19410</text:span></text:p>
          </draw:text-box>
        </draw:frame>
        <draw:frame draw:style-name="gr22" draw:layer="layout" svg:width="18.947cm" svg:height="0.962cm" svg:x="1.119cm" svg:y="8.944cm">
          <draw:text-box>
            <text:p>… which will give give you details of all tests / timestamps / etc... :</text:p>
          </draw:text-box>
        </draw:frame>
        <draw:frame draw:style-name="gr42" draw:text-style-name="P35" draw:layer="layout" svg:width="25.483cm" svg:height="10.214cm" svg:x="1.016cm" svg:y="10.16cm">
          <draw:text-box>
            <text:p><text:span text:style-name="T58">Test case <text:s/>: 19410</text:span></text:p>
            <text:p><text:span text:style-name="T58">Description: [BASIC][APP INSTALL] Install a market installed hosted app.</text:span></text:p>
            <text:p><text:span text:style-name="T58">Time taken : 0:00:09</text:span></text:p>
            <text:p><text:span text:style-name="T58">Comments <text:s text:c="2"/>: Using app 'Wikipedia'</text:span></text:p>
            <text:p><text:span text:style-name="T58">Passed <text:s text:c="4"/>: 10</text:span></text:p>
            <text:p><text:span text:style-name="T58">Failed <text:s text:c="4"/>: 1</text:span></text:p>
            <text:p><text:span text:style-name="T58">RESULT <text:s text:c="4"/>: *FAILED*</text:span></text:p>
            <text:p><text:span text:style-name="T58"/></text:p>
            <text:p><text:span text:style-name="T58"><text:s text:c="21"/></text:span></text:p>
            <text:p><text:span text:style-name="T58"><text:s text:c="9"/></text:span><text:span text:style-name="T58">[0:00:00] Variable 'TEST_NAME' set to: 19410.</text:span></text:p>
            <text:p><text:span text:style-name="T58"><text:s text:c="21"/></text:span></text:p>
            <text:p><text:span text:style-name="T58"><text:s text:c="9"/></text:span><text:span text:style-name="T58">[0:00:00] Variable 'TEST_DESC' set to: [BASIC][APP INSTALL] VInstall a market installed hosted app.</text:span></text:p>
            <text:p><text:span text:style-name="T58"><text:s text:c="21"/></text:span></text:p>
            <text:p><text:span text:style-name="T58"><text:s text:c="9"/></text:span><text:span text:style-name="T58">[0:00:00] Variable 'DET_FILE' set to: /tmp/tests/B2G_tests.20130611115745/19410_detail.</text:span></text:p>
            <text:p><text:span text:style-name="T58"><text:s text:c="21"/></text:span></text:p>
            <text:p><text:span text:style-name="T58"><text:s text:c="9"/></text:span><text:span text:style-name="T58">[0:00:00] Variable 'SUM_FILE' set to: /tmp/tests/B2G_tests.20130611115745/19410_summary.</text:span></text:p>
            <text:p><text:span text:style-name="T58"><text:s text:c="21"/></text:span></text:p>
            <text:p><text:span text:style-name="T58"><text:s text:c="20"/></text:span><text:span text:style-name="T58">Toggling data mode via statusbar ...</text:span></text:p>
            <text:p><text:span text:style-name="T58"><text:s text:c="21"/></text:span></text:p>
            <text:p><text:span text:style-name="T58"><text:s text:c="9"/></text:span><text:span text:style-name="T58">[0:00:02] Toggle data icon displayed within 5 seconds.</text:span></text:p>
            <text:p><text:span text:style-name="T58"><text:s text:c="21"/></text:span></text:p>
            <text:p><text:span text:style-name="T58">*FAILED* [0:00:01] 'data' mode enabled within 60 seconds.</text:span></text:p>
            <text:p><text:span text:style-name="T58"><text:s text:c="21"/></text:span><text:span text:style-name="T58">|__ current html source = /tmp/tests/B2G_tests.20130611073630/19421_err_1.html</text:span></text:p>
            <text:p><text:span text:style-name="T58"><text:s text:c="21"/></text:span><text:span text:style-name="T58">|__ current screenshot <text:s/>= /tmp/tests/B2G_tests.20130611073630/19421_err_1.png</text:span></text:p>
            <text:p><text:span text:style-name="T58"/></text:p>
          </draw:text-box>
        </draw:frame>
        <presentation:notes draw:style-name="dp2">
          <draw:page-thumbnail draw:style-name="gr1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7-02T13:37:22</dc:date>
    <meta:editing-duration>PT10H45M55S</meta:editing-duration>
    <meta:editing-cycles>189</meta:editing-cycles>
    <meta:generator>LibreOffice/3.5$Linux_x86 LibreOffice_project/350m1$Build-2</meta:generator>
    <meta:document-statistic meta:object-count="375"/>
  </office:meta>
</office:document-meta>
</file>